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2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3.7cm"/>
    </style:style>
    <style:style style:name="gr5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8.8cm" svg:y="3.913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cm" svg:height="0.8cm" svg:x="7.8cm" svg:y="5.6cm">
          <text:p text:style-name="P1"><text:span text:style-name="T1">prime_contro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4cm" svg:y1="4.7cm" svg:x2="9.4cm" svg:y2="5.6cm" draw:start-shape="id1" draw:start-glue-point="2" draw:end-shape="id2" draw:end-glue-point="0" svg:d="M9400 4700v900" svg:viewBox="0 0 1 901">
          <text:p/>
        </draw:connector>
        <draw:custom-shape draw:style-name="gr4" draw:text-style-name="P2" xml:id="id3" draw:id="id3" draw:layer="layout" svg:width="4.2cm" svg:height="0.8cm" svg:x="2.9cm" svg:y="7.8cm">
          <text:p text:style-name="P1"><text:span text:style-name="T1">prime_calcu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0.8cm" svg:x="7.5cm" svg:y="7.8cm">
          <text:p text:style-name="P1"><text:span text:style-name="T1">prime_control_L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0.8cm" svg:x="2.5cm" svg:y="9.9cm">
          <text:p text:style-name="P1"><text:span text:style-name="T1">prime_calculation_L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cm" svg:y1="8.6cm" svg:x2="5cm" svg:y2="9.913cm" svg:d="M5000 8600v1313" svg:viewBox="0 0 1 1314">
          <text:p/>
        </draw:connector>
        <draw:custom-shape draw:style-name="gr4" draw:text-style-name="P2" xml:id="id4" draw:id="id4" draw:layer="layout" svg:width="4.2cm" svg:height="0.8cm" svg:x="12.1cm" svg:y="7.8cm">
          <text:p text:style-name="P1"><text:span text:style-name="T1">prime_control_L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4cm" svg:y1="6.4cm" svg:x2="5cm" svg:y2="7.8cm" draw:start-shape="id2" draw:start-glue-point="2" draw:end-shape="id3" draw:end-glue-point="0" svg:d="M9400 6400l-4400 1400" svg:viewBox="0 0 4401 1401">
          <text:p/>
        </draw:connector>
        <draw:connector draw:style-name="gr3" draw:text-style-name="P3" draw:layer="layout" svg:x1="9.4cm" svg:y1="6.4cm" svg:x2="9.405cm" svg:y2="7.894cm" draw:start-shape="id2" draw:start-glue-point="2" svg:d="M9400 6400v998h5v496" svg:viewBox="0 0 6 1495">
          <text:p/>
        </draw:connector>
        <draw:connector draw:style-name="gr3" draw:text-style-name="P3" draw:layer="layout" draw:type="line" svg:x1="9.4cm" svg:y1="6.4cm" svg:x2="14.2cm" svg:y2="7.8cm" draw:start-shape="id2" draw:start-glue-point="2" draw:end-shape="id4" draw:end-glue-point="0" svg:d="M9400 6400l4800 1400" svg:viewBox="0 0 48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30M26S</meta:editing-duration>
    <meta:editing-cycles>16</meta:editing-cycles>
    <meta:generator>LibreOffice/6.0.5.2$Windows_X86_64 LibreOffice_project/54c8cbb85f300ac59db32fe8a675ff7683cd5a16</meta:generator>
    <dc:date>2018-10-17T15:33:49.808000000</dc:date>
    <meta:document-statistic meta:object-count="11"/>
  </office:meta>
</office:document-meta>
</file>